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10.402cm"/>
    </style:style>
    <style:style style:name="co4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1.5pt solid #000000"/>
      <style:text-properties fo:font-weight="bold"/>
    </style:style>
    <style:style style:name="ce3" style:family="table-cell" style:parent-style-name="Default" style:data-style-name="N2"/>
    <style:style style:name="ce4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Thermalization times in small time steps (divided by 1000), for N=500, M=1000, J=1, h=0, B=0.8</text:p>
          </table:table-cell>
          <table:covered-table-cell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Algorithm 1 (switching one end)</text:p>
          </table:table-cell>
          <table:table-cell office:value-type="string" calcext:value-type="string">
            <text:p>Algorithm 2 (switching whole edge)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l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formula="of:=1/[.E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1/[.E5]" office:value-type="float" office:value="0.769230769230769" calcext:value-type="float">
            <text:p>0,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1/[.E6]" office:value-type="float" office:value="0.625" calcext:value-type="float">
            <text:p>0,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1/[.E7]" office:value-type="float" office:value="0.526315789473684" calcext:value-type="float">
            <text:p>0,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1/[.E8]" office:value-type="float" office:value="0.454545454545455" calcext:value-type="float">
            <text:p>0,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1/[.E9]" office:value-type="float" office:value="0.4" calcext:value-type="float">
            <text:p>0,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1/[.E10]" office:value-type="float" office:value="0.357142857142857" calcext:value-type="float">
            <text:p>0,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1/[.E11]" office:value-type="float" office:value="0.32258064516129" calcext:value-type="float">
            <text:p>0,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1/[.E12]" office:value-type="float" office:value="0.294117647058823" calcext:value-type="float">
            <text:p>0,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7" calcext:value-type="float">
            <text:p>3,7</text:p>
          </table:table-cell>
          <table:table-cell table:formula="of:=1/[.E13]" office:value-type="float" office:value="0.27027027027027" calcext:value-type="float">
            <text:p>0,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1/[.E14]" office:value-type="float" office:value="0.25" calcext:value-type="float">
            <text:p>0,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3" calcext:value-type="float">
            <text:p>4,3</text:p>
          </table:table-cell>
          <table:table-cell table:formula="of:=1/[.E15]" office:value-type="float" office:value="0.232558139534884" calcext:value-type="float">
            <text:p>0,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6" calcext:value-type="float">
            <text:p>4,6</text:p>
          </table:table-cell>
          <table:table-cell table:formula="of:=1/[.E16]" office:value-type="float" office:value="0.217391304347826" calcext:value-type="float">
            <text:p>0,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.9" calcext:value-type="float">
            <text:p>4,9</text:p>
          </table:table-cell>
          <table:table-cell table:formula="of:=1/[.E17]" office:value-type="float" office:value="0.204081632653061" calcext:value-type="float">
            <text:p>0,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2" calcext:value-type="float">
            <text:p>5,2</text:p>
          </table:table-cell>
          <table:table-cell table:formula="of:=1/[.E18]" office:value-type="float" office:value="0.192307692307692" calcext:value-type="float">
            <text:p>0,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5" calcext:value-type="float">
            <text:p>5,5</text:p>
          </table:table-cell>
          <table:table-cell table:formula="of:=1/[.E19]" office:value-type="float" office:value="0.181818181818182" calcext:value-type="float">
            <text:p>0,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8" calcext:value-type="float">
            <text:p>5,8</text:p>
          </table:table-cell>
          <table:table-cell table:formula="of:=1/[.E20]" office:value-type="float" office:value="0.172413793103448" calcext:value-type="float">
            <text:p>0,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1" calcext:value-type="float">
            <text:p>6,1</text:p>
          </table:table-cell>
          <table:table-cell table:style-name="ce4" table:formula="of:=1/[.E21]" office:value-type="float" office:value="0.163934426229508" calcext:value-type="float">
            <text:p>0,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4" calcext:value-type="float">
            <text:p>6,4</text:p>
          </table:table-cell>
          <table:table-cell table:style-name="ce4" table:formula="of:=1/[.E22]" office:value-type="float" office:value="0.15625" calcext:value-type="float">
            <text:p>0,1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table:formula="of:=MAX([.B3:.B22])" office:value-type="float" office:value="18" calcext:value-type="float">
            <text:p>18</text:p>
          </table:table-cell>
          <table:table-cell table:style-name="ce2" table:formula="of:=MAX([.C3:.C22])" office:value-type="float" office:value="10" calcext:value-type="float">
            <text:p>10</text:p>
          </table:table-cell>
          <table:table-cell/>
          <table:table-cell office:value-type="float" office:value="6.7" calcext:value-type="float">
            <text:p>6,7</text:p>
          </table:table-cell>
          <table:table-cell table:style-name="ce4" table:formula="of:=1/[.E23]" office:value-type="float" office:value="0.149253731343284" calcext:value-type="float">
            <text:p>0,1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3:.B22])" office:value-type="float" office:value="11.025" calcext:value-type="float">
            <text:p>11,025</text:p>
          </table:table-cell>
          <table:table-cell table:style-name="ce2" table:formula="of:=AVERAGE([.C3:.C22])" office:value-type="float" office:value="7.15" calcext:value-type="float">
            <text:p>7,15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table:formula="of:=1/[.E24]" office:value-type="float" office:value="0.142857142857143" calcext:value-type="float">
            <text:p>0,1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2" table:formula="of:=STDEV([.B3:.B22])" office:value-type="float" office:value="3.18084315204235" calcext:value-type="float">
            <text:p>3,180843152</text:p>
          </table:table-cell>
          <table:table-cell table:style-name="ce2" table:formula="of:=STDEV([.C3:.C22])" office:value-type="float" office:value="1.72520021721355" calcext:value-type="float">
            <text:p>1,7252002172</text:p>
          </table:table-cell>
          <table:table-cell/>
          <table:table-cell office:value-type="float" office:value="7.3" calcext:value-type="float">
            <text:p>7,3</text:p>
          </table:table-cell>
          <table:table-cell table:style-name="ce4" table:formula="of:=1/[.E25]" office:value-type="float" office:value="0.136986301369863" calcext:value-type="float">
            <text:p>0,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7.6" calcext:value-type="float">
            <text:p>7,6</text:p>
          </table:table-cell>
          <table:table-cell table:style-name="ce4" table:formula="of:=1/[.E26]" office:value-type="float" office:value="0.131578947368421" calcext:value-type="float">
            <text:p>0,1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7.9" calcext:value-type="float">
            <text:p>7,9</text:p>
          </table:table-cell>
          <table:table-cell table:style-name="ce4" table:formula="of:=1/[.E27]" office:value-type="float" office:value="0.126582278481013" calcext:value-type="float">
            <text:p>0,1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.2" calcext:value-type="float">
            <text:p>8,2</text:p>
          </table:table-cell>
          <table:table-cell table:style-name="ce4" table:formula="of:=1/[.E28]" office:value-type="float" office:value="0.121951219512195" calcext:value-type="float">
            <text:p>0,1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.5" calcext:value-type="float">
            <text:p>8,5</text:p>
          </table:table-cell>
          <table:table-cell table:style-name="ce4" table:formula="of:=1/[.E29]" office:value-type="float" office:value="0.117647058823529" calcext:value-type="float">
            <text:p>0,1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.8" calcext:value-type="float">
            <text:p>8,8</text:p>
          </table:table-cell>
          <table:table-cell table:style-name="ce4" table:formula="of:=1/[.E30]" office:value-type="float" office:value="0.113636363636364" calcext:value-type="float">
            <text:p>0,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9.1" calcext:value-type="float">
            <text:p>9,1</text:p>
          </table:table-cell>
          <table:table-cell table:style-name="ce4" table:formula="of:=1/[.E31]" office:value-type="float" office:value="0.10989010989011" calcext:value-type="float">
            <text:p>0,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9.4" calcext:value-type="float">
            <text:p>9,4</text:p>
          </table:table-cell>
          <table:table-cell table:style-name="ce4" table:formula="of:=1/[.E32]" office:value-type="float" office:value="0.106382978723404" calcext:value-type="float">
            <text:p>0,1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9.7" calcext:value-type="float">
            <text:p>9,7</text:p>
          </table:table-cell>
          <table:table-cell table:style-name="ce4" table:formula="of:=1/[.E33]" office:value-type="float" office:value="0.103092783505155" calcext:value-type="float">
            <text:p>0,1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table:style-name="ce4" table:formula="of:=1/[.E34]" office:value-type="float" office:value="0.1" calcext:value-type="float">
            <text:p>0,100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.00.0000</text:date>, <text:time style:data-style-name="N2" text:time-value="16:53:03.608435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raducha </meta:initial-creator>
    <meta:creation-date>2017-01-01T14:21:21.304046789</meta:creation-date>
    <dc:date>2017-03-19T16:54:17.773269214</dc:date>
    <dc:creator>tomaszraducha </dc:creator>
    <meta:editing-duration>PT36M38S</meta:editing-duration>
    <meta:editing-cycles>8</meta:editing-cycles>
    <meta:generator>LibreOffice/4.3.3.2$Linux_X86_64 LibreOffice_project/430m0$Build-2</meta:generator>
    <meta:document-statistic meta:table-count="1" meta:cell-count="169" meta:object-count="0"/>
  </office:meta>
</office:document-meta>
</file>